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39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40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41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42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43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44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46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49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50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51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52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53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54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55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56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57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58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59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60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61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62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63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64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65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66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67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68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69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71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72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73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74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75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76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83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11184e4" officeooo:paragraph-rsid="011184e4" style:font-weight-asian="bold" style:font-weight-complex="bold"/>
    </style:style>
    <style:style style:name="P100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01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02" style:family="paragraph" style:parent-style-name="Standard">
      <style:text-properties officeooo:paragraph-rsid="00b06971"/>
    </style:style>
    <style:style style:name="P103" style:family="paragraph" style:parent-style-name="Standard">
      <style:text-properties officeooo:paragraph-rsid="00cca754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0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0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10" style:family="paragraph" style:parent-style-name="Preformatted_20_Text">
      <style:text-properties officeooo:paragraph-rsid="00b06971"/>
    </style:style>
    <style:style style:name="P111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12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13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14" style:family="paragraph" style:parent-style-name="Standard" style:list-style-name="L4">
      <style:text-properties style:text-position="0% 100%" fo:font-weight="normal" officeooo:rsid="003686c1" officeooo:paragraph-rsid="003686c1" style:font-weight-asian="normal" style:font-weight-complex="normal"/>
    </style:style>
    <style:style style:name="P115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16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17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118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119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120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121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122" style:family="paragraph" style:parent-style-name="Standard">
      <style:text-properties style:text-position="0% 100%" fo:font-weight="normal" officeooo:rsid="004c6ea8" officeooo:paragraph-rsid="004c6ea8" style:font-weight-asian="normal" style:font-weight-complex="normal"/>
    </style:style>
    <style:style style:name="P123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124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125" style:family="paragraph" style:parent-style-name="Standard" style:list-style-name="L7">
      <style:text-properties style:text-position="0% 100%" fo:font-weight="normal" officeooo:rsid="005081e7" officeooo:paragraph-rsid="005081e7" style:font-weight-asian="normal" style:font-weight-complex="normal"/>
    </style:style>
    <style:style style:name="P126" style:family="paragraph" style:parent-style-name="Standard" style:list-style-name="L7">
      <style:text-properties style:text-position="0% 100%" fo:font-weight="normal" officeooo:rsid="00532ad5" officeooo:paragraph-rsid="00532ad5" style:font-weight-asian="normal" style:font-weight-complex="normal"/>
    </style:style>
    <style:style style:name="P127" style:family="paragraph" style:parent-style-name="Standard" style:list-style-name="L7">
      <style:text-properties style:text-position="0% 100%" fo:font-weight="normal" officeooo:rsid="00543353" officeooo:paragraph-rsid="00543353" style:font-weight-asian="normal" style:font-weight-complex="normal"/>
    </style:style>
    <style:style style:name="P128" style:family="paragraph" style:parent-style-name="Standard">
      <style:text-properties style:text-position="0% 100%" fo:font-weight="normal" officeooo:rsid="00543353" officeooo:paragraph-rsid="00543353" style:font-weight-asian="normal" style:font-weight-complex="normal"/>
    </style:style>
    <style:style style:name="P129" style:family="paragraph" style:parent-style-name="Standard" style:list-style-name="L7">
      <style:text-properties style:text-position="0% 100%" fo:font-weight="normal" officeooo:rsid="0054cd33" officeooo:paragraph-rsid="0054cd33" style:font-weight-asian="normal" style:font-weight-complex="normal"/>
    </style:style>
    <style:style style:name="P130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131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132" style:family="paragraph" style:parent-style-name="Standard" style:list-style-name="L9">
      <style:text-properties style:text-position="0% 100%" fo:font-weight="normal" officeooo:rsid="00631930" officeooo:paragraph-rsid="00631930" style:font-weight-asian="normal" style:font-weight-complex="normal"/>
    </style:style>
    <style:style style:name="P133" style:family="paragraph" style:parent-style-name="Standard" style:list-style-name="L9">
      <style:text-properties style:text-position="0% 100%" fo:font-weight="normal" officeooo:rsid="00619058" officeooo:paragraph-rsid="00619058" style:font-weight-asian="normal" style:font-weight-complex="normal"/>
    </style:style>
    <style:style style:name="P134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135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136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137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138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139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140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141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142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143" style:family="paragraph" style:parent-style-name="Standard">
      <style:text-properties style:text-position="0% 100%" fo:font-weight="normal" officeooo:rsid="00963e0a" officeooo:paragraph-rsid="00963e0a" style:font-weight-asian="normal" style:font-weight-complex="normal"/>
    </style:style>
    <style:style style:name="P14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14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14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14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14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14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150" style:family="paragraph" style:parent-style-name="Standard" style:list-style-name="L17">
      <style:text-properties style:text-position="0% 100%" fo:font-weight="normal" officeooo:rsid="00b92fcb" officeooo:paragraph-rsid="00b92fcb" style:font-weight-asian="normal" style:font-weight-complex="normal"/>
    </style:style>
    <style:style style:name="P151" style:family="paragraph" style:parent-style-name="Standard" style:list-style-name="L17">
      <style:text-properties style:text-position="0% 100%" fo:font-weight="normal" officeooo:rsid="00b92fcb" officeooo:paragraph-rsid="00bb04b9" style:font-weight-asian="normal" style:font-weight-complex="normal"/>
    </style:style>
    <style:style style:name="P152" style:family="paragraph" style:parent-style-name="Standard" style:list-style-name="L17">
      <style:text-properties style:text-position="0% 100%" fo:font-weight="normal" officeooo:rsid="00bbcac6" officeooo:paragraph-rsid="00bbcac6" style:font-weight-asian="normal" style:font-weight-complex="normal"/>
    </style:style>
    <style:style style:name="P153" style:family="paragraph" style:parent-style-name="Standard" style:list-style-name="L17">
      <style:text-properties style:text-position="0% 100%" fo:font-weight="normal" officeooo:rsid="00c07c31" officeooo:paragraph-rsid="00c07c31" style:font-weight-asian="normal" style:font-weight-complex="normal"/>
    </style:style>
    <style:style style:name="P154" style:family="paragraph" style:parent-style-name="Standard">
      <style:text-properties style:text-position="0% 100%" fo:font-weight="normal" officeooo:rsid="00c1fd72" officeooo:paragraph-rsid="00c1fd72" style:font-weight-asian="normal" style:font-weight-complex="normal"/>
    </style:style>
    <style:style style:name="P155" style:family="paragraph" style:parent-style-name="Standard">
      <style:text-properties style:text-position="0% 100%" fo:font-weight="normal" officeooo:rsid="00c59c91" officeooo:paragraph-rsid="00c59c91" style:font-weight-asian="normal" style:font-weight-complex="normal"/>
    </style:style>
    <style:style style:name="P156" style:family="paragraph" style:parent-style-name="Standard" style:list-style-name="L18">
      <style:text-properties style:text-position="0% 100%" fo:font-weight="normal" officeooo:rsid="00c87a34" officeooo:paragraph-rsid="00c87a34" style:font-weight-asian="normal" style:font-weight-complex="normal"/>
    </style:style>
    <style:style style:name="P157" style:family="paragraph" style:parent-style-name="Standard" style:list-style-name="L18">
      <style:text-properties style:text-position="0% 100%" fo:font-weight="normal" officeooo:rsid="00c9ea43" officeooo:paragraph-rsid="00c9ea43" style:font-weight-asian="normal" style:font-weight-complex="normal"/>
    </style:style>
    <style:style style:name="P158" style:family="paragraph" style:parent-style-name="Standard" style:list-style-name="L19">
      <style:text-properties style:text-position="0% 100%" fo:font-weight="normal" officeooo:rsid="00cca754" officeooo:paragraph-rsid="00cca754" style:font-weight-asian="normal" style:font-weight-complex="normal"/>
    </style:style>
    <style:style style:name="P159" style:family="paragraph" style:parent-style-name="Standard">
      <style:text-properties style:text-position="0% 100%" fo:font-weight="normal" officeooo:rsid="00cca754" officeooo:paragraph-rsid="00cca754" style:font-weight-asian="normal" style:font-weight-complex="normal"/>
    </style:style>
    <style:style style:name="P160" style:family="paragraph" style:parent-style-name="Standard" style:list-style-name="L19">
      <style:text-properties style:text-position="0% 100%" fo:font-weight="normal" officeooo:rsid="00ccca09" officeooo:paragraph-rsid="00ccca09" style:font-weight-asian="normal" style:font-weight-complex="normal"/>
    </style:style>
    <style:style style:name="P161" style:family="paragraph" style:parent-style-name="Standard" style:list-style-name="L20">
      <style:text-properties style:text-position="0% 100%" fo:font-weight="normal" officeooo:rsid="00cdce83" officeooo:paragraph-rsid="00cdce83" style:font-weight-asian="normal" style:font-weight-complex="normal"/>
    </style:style>
    <style:style style:name="P162" style:family="paragraph" style:parent-style-name="Standard" style:list-style-name="L21">
      <style:text-properties style:text-position="0% 100%" fo:font-weight="normal" officeooo:rsid="00cecbcc" officeooo:paragraph-rsid="00cecbcc" style:font-weight-asian="normal" style:font-weight-complex="normal"/>
    </style:style>
    <style:style style:name="P163" style:family="paragraph" style:parent-style-name="Standard" style:list-style-name="L21">
      <style:text-properties style:text-position="0% 100%" fo:font-weight="normal" officeooo:rsid="00cf80f3" officeooo:paragraph-rsid="00cf80f3" style:font-weight-asian="normal" style:font-weight-complex="normal"/>
    </style:style>
    <style:style style:name="P164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165" style:family="paragraph" style:parent-style-name="Standard">
      <style:text-properties style:text-position="0% 100%" fo:font-weight="normal" officeooo:rsid="00d984d7" officeooo:paragraph-rsid="00d984d7" style:font-weight-asian="normal" style:font-weight-complex="normal"/>
    </style:style>
    <style:style style:name="P166" style:family="paragraph" style:parent-style-name="Standard" style:list-style-name="L22">
      <style:text-properties style:text-position="0% 100%" fo:font-weight="normal" officeooo:rsid="00e2bdef" officeooo:paragraph-rsid="00e2bdef" style:font-weight-asian="normal" style:font-weight-complex="normal"/>
    </style:style>
    <style:style style:name="P167" style:family="paragraph" style:parent-style-name="Standard" style:list-style-name="L22">
      <style:text-properties style:text-position="0% 100%" fo:font-weight="normal" officeooo:rsid="00e30992" officeooo:paragraph-rsid="00e30992" style:font-weight-asian="normal" style:font-weight-complex="normal"/>
    </style:style>
    <style:style style:name="P168" style:family="paragraph" style:parent-style-name="Standard">
      <style:text-properties style:text-position="0% 100%" fo:font-weight="normal" officeooo:rsid="00e50192" officeooo:paragraph-rsid="00e50192" style:font-weight-asian="normal" style:font-weight-complex="normal"/>
    </style:style>
    <style:style style:name="P169" style:family="paragraph" style:parent-style-name="Standard" style:list-style-name="L23">
      <style:text-properties style:text-position="0% 100%" fo:font-weight="normal" officeooo:rsid="00eb2a27" officeooo:paragraph-rsid="00eb2a27" style:font-weight-asian="normal" style:font-weight-complex="normal"/>
    </style:style>
    <style:style style:name="P170" style:family="paragraph" style:parent-style-name="Standard" style:list-style-name="L23">
      <style:text-properties style:text-position="0% 100%" fo:font-weight="normal" officeooo:rsid="00eb2a27" officeooo:paragraph-rsid="00ec0776" style:font-weight-asian="normal" style:font-weight-complex="normal"/>
    </style:style>
    <style:style style:name="P171" style:family="paragraph" style:parent-style-name="Standard" style:list-style-name="L23">
      <style:text-properties style:text-position="0% 100%" fo:font-weight="normal" officeooo:rsid="00ec0776" officeooo:paragraph-rsid="00ec0776" style:font-weight-asian="normal" style:font-weight-complex="normal"/>
    </style:style>
    <style:style style:name="P172" style:family="paragraph" style:parent-style-name="Standard" style:list-style-name="L24">
      <style:text-properties style:text-position="0% 100%" fo:font-weight="normal" officeooo:rsid="00ef2331" officeooo:paragraph-rsid="00ef2331" style:font-weight-asian="normal" style:font-weight-complex="normal"/>
    </style:style>
    <style:style style:name="P173" style:family="paragraph" style:parent-style-name="Standard" style:list-style-name="L24">
      <style:text-properties style:text-position="0% 100%" fo:font-weight="normal" officeooo:rsid="00ef9390" officeooo:paragraph-rsid="00ef9390" style:font-weight-asian="normal" style:font-weight-complex="normal"/>
    </style:style>
    <style:style style:name="P174" style:family="paragraph" style:parent-style-name="Standard" style:list-style-name="L24">
      <style:text-properties style:text-position="0% 100%" fo:font-weight="normal" officeooo:rsid="00f0a4cb" officeooo:paragraph-rsid="00f0a4cb" style:font-weight-asian="normal" style:font-weight-complex="normal"/>
    </style:style>
    <style:style style:name="P175" style:family="paragraph" style:parent-style-name="Standard" style:list-style-name="L25">
      <style:text-properties style:text-position="0% 100%" fo:font-weight="normal" officeooo:rsid="00f3e130" officeooo:paragraph-rsid="00f3e130" style:font-weight-asian="normal" style:font-weight-complex="normal"/>
    </style:style>
    <style:style style:name="P176" style:family="paragraph" style:parent-style-name="Standard" style:list-style-name="L25">
      <style:text-properties style:text-position="0% 100%" fo:font-weight="normal" officeooo:rsid="00f40349" officeooo:paragraph-rsid="00f40349" style:font-weight-asian="normal" style:font-weight-complex="normal"/>
    </style:style>
    <style:style style:name="P177" style:family="paragraph" style:parent-style-name="Standard" style:list-style-name="L26">
      <style:text-properties style:text-position="0% 100%" fo:font-weight="normal" officeooo:rsid="00fd2b40" officeooo:paragraph-rsid="00fd2b40" style:font-weight-asian="normal" style:font-weight-complex="normal"/>
    </style:style>
    <style:style style:name="P178" style:family="paragraph" style:parent-style-name="Standard" style:list-style-name="L26">
      <style:text-properties style:text-position="0% 100%" fo:font-weight="normal" officeooo:rsid="0102be49" officeooo:paragraph-rsid="0102be49" style:font-weight-asian="normal" style:font-weight-complex="normal"/>
    </style:style>
    <style:style style:name="P179" style:family="paragraph" style:parent-style-name="Standard" style:list-style-name="L26">
      <style:text-properties style:text-position="0% 100%" fo:font-weight="normal" officeooo:rsid="0104a7e7" officeooo:paragraph-rsid="0104a7e7" style:font-weight-asian="normal" style:font-weight-complex="normal"/>
    </style:style>
    <style:style style:name="P180" style:family="paragraph" style:parent-style-name="Standard" style:list-style-name="L26">
      <style:text-properties style:text-position="0% 100%" fo:font-weight="normal" officeooo:rsid="00f90d81" officeooo:paragraph-rsid="00f90d81" style:font-weight-asian="normal" style:font-weight-complex="normal"/>
    </style:style>
    <style:style style:name="P181" style:family="paragraph" style:parent-style-name="Standard" style:list-style-name="L27">
      <style:text-properties style:text-position="0% 100%" fo:font-weight="normal" officeooo:rsid="0104e28c" officeooo:paragraph-rsid="0104e28c" style:font-weight-asian="normal" style:font-weight-complex="normal"/>
    </style:style>
    <style:style style:name="P182" style:family="paragraph" style:parent-style-name="Standard" style:list-style-name="L28">
      <style:text-properties style:text-position="0% 100%" fo:font-weight="normal" officeooo:rsid="010b3ba3" officeooo:paragraph-rsid="010b3ba3" style:font-weight-asian="normal" style:font-weight-complex="normal"/>
    </style:style>
    <style:style style:name="P183" style:family="paragraph" style:parent-style-name="Standard">
      <style:text-properties style:text-position="0% 100%" fo:font-weight="normal" officeooo:rsid="0111be40" officeooo:paragraph-rsid="0111be40" style:font-weight-asian="normal" style:font-weight-complex="normal"/>
    </style:style>
    <style:style style:name="P184" style:family="paragraph" style:parent-style-name="Standard">
      <style:text-properties style:text-position="0% 100%" fo:font-weight="normal" officeooo:rsid="0114eaf8" officeooo:paragraph-rsid="0114eaf8" style:font-weight-asian="normal" style:font-weight-complex="normal"/>
    </style:style>
    <style:style style:name="P185" style:family="paragraph" style:parent-style-name="Standard">
      <style:paragraph-properties fo:text-align="end" style:justify-single-word="false"/>
      <style:text-properties style:text-position="0% 100%" fo:font-weight="normal" officeooo:rsid="0114eaf8" officeooo:paragraph-rsid="0114eaf8" style:font-weight-asian="normal" style:font-weight-complex="normal"/>
    </style:style>
    <style:style style:name="P186" style:family="paragraph" style:parent-style-name="Standard" style:list-style-name="L29">
      <style:text-properties style:text-position="0% 100%" fo:font-weight="normal" officeooo:rsid="0117b2e2" officeooo:paragraph-rsid="0117b2e2" style:font-weight-asian="normal" style:font-weight-complex="normal"/>
    </style:style>
    <style:style style:name="P187" style:family="paragraph" style:parent-style-name="Standard" style:list-style-name="L29">
      <style:text-properties style:text-position="0% 100%" fo:font-weight="normal" officeooo:rsid="0118dd33" officeooo:paragraph-rsid="0118dd33" style:font-weight-asian="normal" style:font-weight-complex="normal"/>
    </style:style>
    <style:style style:name="P188" style:family="paragraph" style:parent-style-name="Standard">
      <style:text-properties style:text-position="0% 100%" fo:font-weight="normal" officeooo:rsid="012ac82c" officeooo:paragraph-rsid="012ac82c" style:font-weight-asian="normal" style:font-weight-complex="normal"/>
    </style:style>
    <style:style style:name="P189" style:family="paragraph" style:parent-style-name="Standard" style:list-style-name="L30">
      <style:text-properties style:text-position="0% 100%" fo:font-weight="normal" officeooo:rsid="012ac82c" officeooo:paragraph-rsid="012ac82c" style:font-weight-asian="normal" style:font-weight-complex="normal"/>
    </style:style>
    <style:style style:name="P190" style:family="paragraph" style:parent-style-name="Standard" style:list-style-name="L30">
      <style:text-properties style:text-position="0% 100%" fo:font-weight="normal" officeooo:rsid="012c2dab" officeooo:paragraph-rsid="012c2dab" style:font-weight-asian="normal" style:font-weight-complex="normal"/>
    </style:style>
    <style:style style:name="P191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192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193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194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195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196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197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198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199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200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201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202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203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204" style:family="paragraph" style:parent-style-name="Standard" style:list-style-name="L18">
      <style:text-properties style:text-position="0% 100%" fo:font-weight="bold" officeooo:rsid="00c59c91" officeooo:paragraph-rsid="00c87a34" style:font-weight-asian="bold" style:font-weight-complex="bold"/>
    </style:style>
    <style:style style:name="P205" style:family="paragraph" style:parent-style-name="Standard" style:list-style-name="L18">
      <style:text-properties style:text-position="0% 100%" fo:font-weight="bold" officeooo:rsid="00c59c91" officeooo:paragraph-rsid="00c59c91" style:font-weight-asian="bold" style:font-weight-complex="bold"/>
    </style:style>
    <style:style style:name="P206" style:family="paragraph" style:parent-style-name="Standard" style:list-style-name="L21">
      <style:text-properties style:text-position="0% 100%" fo:font-weight="bold" officeooo:rsid="00d10642" officeooo:paragraph-rsid="00d10642" style:font-weight-asian="bold" style:font-weight-complex="bold"/>
    </style:style>
    <style:style style:name="P207" style:family="paragraph" style:parent-style-name="Standard" style:list-style-name="L28">
      <style:text-properties style:text-position="0% 100%" fo:font-weight="bold" officeooo:rsid="011091d7" officeooo:paragraph-rsid="011091d7" style:font-weight-asian="bold" style:font-weight-complex="bold"/>
    </style:style>
    <style:style style:name="P208" style:family="paragraph" style:parent-style-name="Standard">
      <style:text-properties style:text-position="0% 100%" fo:font-weight="bold" officeooo:rsid="0116f665" officeooo:paragraph-rsid="0116f665" style:font-weight-asian="bold" style:font-weight-complex="bold"/>
    </style:style>
    <style:style style:name="P209" style:family="paragraph" style:parent-style-name="Standard" style:list-style-name="L29">
      <style:text-properties style:text-position="0% 100%" fo:font-weight="bold" officeooo:rsid="0118dd33" officeooo:paragraph-rsid="0118dd33" style:font-weight-asian="bold" style:font-weight-complex="bold"/>
    </style:style>
    <style:style style:name="P210" style:family="paragraph" style:parent-style-name="Standard" style:list-style-name="L29">
      <style:text-properties style:text-position="0% 100%" fo:font-weight="bold" officeooo:rsid="011d1103" officeooo:paragraph-rsid="011d1103" style:font-weight-asian="bold" style:font-weight-complex="bold"/>
    </style:style>
    <style:style style:name="P211" style:family="paragraph" style:parent-style-name="Standard" style:list-style-name="L29">
      <style:text-properties style:text-position="0% 100%" fo:font-weight="bold" officeooo:rsid="011d7b58" officeooo:paragraph-rsid="011d7b58" style:font-weight-asian="bold" style:font-weight-complex="bold"/>
    </style:style>
    <style:style style:name="P212" style:family="paragraph" style:parent-style-name="Standard" style:list-style-name="L29">
      <style:text-properties style:text-position="0% 100%" fo:font-weight="bold" officeooo:rsid="011f4d8c" officeooo:paragraph-rsid="011f4d8c" style:font-weight-asian="bold" style:font-weight-complex="bold"/>
    </style:style>
    <style:style style:name="P213" style:family="paragraph" style:parent-style-name="Standard" style:list-style-name="L29">
      <style:text-properties style:text-position="0% 100%" fo:font-weight="bold" officeooo:rsid="01213cd0" officeooo:paragraph-rsid="01213cd0" style:font-weight-asian="bold" style:font-weight-complex="bold"/>
    </style:style>
    <style:style style:name="P214" style:family="paragraph" style:parent-style-name="Standard" style:list-style-name="L29">
      <style:text-properties style:text-position="0% 100%" fo:font-weight="bold" officeooo:rsid="0121f834" officeooo:paragraph-rsid="0121f834" style:font-weight-asian="bold" style:font-weight-complex="bold"/>
    </style:style>
    <style:style style:name="P215" style:family="paragraph" style:parent-style-name="Standard" style:list-style-name="L29">
      <style:text-properties style:text-position="0% 100%" fo:font-weight="bold" officeooo:rsid="01232e72" officeooo:paragraph-rsid="01232e72" style:font-weight-asian="bold" style:font-weight-complex="bold"/>
    </style:style>
    <style:style style:name="P216" style:family="paragraph" style:parent-style-name="Standard" style:list-style-name="L29">
      <style:text-properties style:text-position="0% 100%" fo:font-weight="bold" officeooo:rsid="0124759a" officeooo:paragraph-rsid="0124759a" style:font-weight-asian="bold" style:font-weight-complex="bold"/>
    </style:style>
    <style:style style:name="P217" style:family="paragraph" style:parent-style-name="Standard">
      <style:text-properties style:text-position="0% 100%" fo:font-weight="bold" officeooo:rsid="0124759a" officeooo:paragraph-rsid="0124759a" style:font-weight-asian="bold" style:font-weight-complex="bold"/>
    </style:style>
    <style:style style:name="P218" style:family="paragraph" style:parent-style-name="Standard" style:list-style-name="L29">
      <style:text-properties style:text-position="0% 100%" fo:font-weight="bold" officeooo:rsid="012535df" officeooo:paragraph-rsid="012535df" style:font-weight-asian="bold" style:font-weight-complex="bold"/>
    </style:style>
    <style:style style:name="P219" style:family="paragraph" style:parent-style-name="Standard">
      <style:text-properties style:text-position="0% 100%" fo:font-weight="bold" officeooo:rsid="012a0602" officeooo:paragraph-rsid="012a0602" style:font-weight-asian="bold" style:font-weight-complex="bold"/>
    </style:style>
    <style:style style:name="P220" style:family="paragraph" style:parent-style-name="Standard" style:list-style-name="L30">
      <style:text-properties style:text-position="0% 100%" fo:font-weight="bold" officeooo:rsid="012c2dab" officeooo:paragraph-rsid="012c2dab" style:font-weight-asian="bold" style:font-weight-complex="bold"/>
    </style:style>
    <style:style style:name="P221" style:family="paragraph" style:parent-style-name="Standard" style:list-style-name="L30">
      <style:text-properties style:text-position="0% 100%" fo:font-weight="bold" officeooo:rsid="013114a3" officeooo:paragraph-rsid="013114a3" style:font-weight-asian="bold" style:font-weight-complex="bold"/>
    </style:style>
    <style:style style:name="P222" style:family="paragraph" style:parent-style-name="Standard" style:list-style-name="L30">
      <style:text-properties style:text-position="0% 100%" fo:font-weight="bold" officeooo:rsid="013225a1" officeooo:paragraph-rsid="013225a1" style:font-weight-asian="bold" style:font-weight-complex="bold"/>
    </style:style>
    <style:style style:name="P223" style:family="paragraph" style:parent-style-name="Standard" style:list-style-name="L30">
      <style:text-properties style:text-position="0% 100%" fo:font-weight="bold" officeooo:rsid="0133f504" officeooo:paragraph-rsid="0133f504" style:font-weight-asian="bold" style:font-weight-complex="bold"/>
    </style:style>
    <style:style style:name="P224" style:family="paragraph" style:parent-style-name="Standard">
      <style:text-properties style:text-position="0% 100%" fo:font-weight="bold" officeooo:rsid="0133f504" officeooo:paragraph-rsid="0133f504" style:font-weight-asian="bold" style:font-weight-complex="bold"/>
    </style:style>
    <style:style style:name="P225" style:family="paragraph" style:parent-style-name="Standard" style:list-style-name="L30">
      <style:text-properties style:text-position="0% 100%" fo:font-weight="bold" officeooo:rsid="0134cd6e" officeooo:paragraph-rsid="0134cd6e" style:font-weight-asian="bold" style:font-weight-complex="bold"/>
    </style:style>
    <style:style style:name="P226" style:family="paragraph" style:parent-style-name="Standard">
      <style:text-properties style:text-position="0% 100%" fo:font-weight="bold" officeooo:rsid="01366be2" officeooo:paragraph-rsid="01366be2" style:font-weight-asian="bold" style:font-weight-complex="bold"/>
    </style:style>
    <style:style style:name="P227" style:family="paragraph" style:parent-style-name="Standard" style:list-style-name="L31">
      <style:text-properties style:text-position="0% 100%" fo:font-weight="bold" officeooo:rsid="013704e7" officeooo:paragraph-rsid="013704e7" style:font-weight-asian="bold" style:font-weight-complex="bold"/>
    </style:style>
    <style:style style:name="P228" style:family="paragraph" style:parent-style-name="Standard">
      <style:text-properties style:text-position="0% 100%" fo:font-weight="bold" officeooo:rsid="013704e7" officeooo:paragraph-rsid="013704e7" style:font-weight-asian="bold" style:font-weight-complex="bold"/>
    </style:style>
    <style:style style:name="P229" style:family="paragraph" style:parent-style-name="Standard">
      <style:text-properties style:text-position="0% 100%" fo:font-weight="bold" officeooo:rsid="01384885" officeooo:paragraph-rsid="01384885" style:font-weight-asian="bold" style:font-weight-complex="bold"/>
    </style:style>
    <style:style style:name="P230" style:family="paragraph" style:parent-style-name="Standard">
      <style:text-properties style:text-position="0% 100%" fo:font-weight="bold" officeooo:rsid="0139b8c2" officeooo:paragraph-rsid="0139b8c2" style:font-weight-asian="bold" style:font-weight-complex="bold"/>
    </style:style>
    <style:style style:name="P231" style:family="paragraph" style:parent-style-name="Standard" style:list-style-name="L32">
      <style:text-properties style:text-position="0% 100%" fo:font-weight="bold" officeooo:rsid="013b0fe5" officeooo:paragraph-rsid="013b0fe5" style:font-weight-asian="bold" style:font-weight-complex="bold"/>
    </style:style>
    <style:style style:name="P232" style:family="paragraph" style:parent-style-name="Standard" style:list-style-name="L32">
      <style:text-properties style:text-position="0% 100%" fo:font-weight="bold" officeooo:rsid="013cdc6c" officeooo:paragraph-rsid="013cdc6c" style:font-weight-asian="bold" style:font-weight-complex="bold"/>
    </style:style>
    <style:style style:name="P233" style:family="paragraph" style:parent-style-name="Standard" style:list-style-name="L32">
      <style:text-properties style:text-position="0% 100%" fo:font-weight="bold" officeooo:rsid="013e7f38" officeooo:paragraph-rsid="013e7f38" style:font-weight-asian="bold" style:font-weight-complex="bold"/>
    </style:style>
    <style:style style:name="P234" style:family="paragraph" style:parent-style-name="Standard" style:list-style-name="L32">
      <style:text-properties style:text-position="0% 100%" fo:font-weight="bold" officeooo:rsid="0140bb2c" officeooo:paragraph-rsid="0140bb2c" style:font-weight-asian="bold" style:font-weight-complex="bold"/>
    </style:style>
    <style:style style:name="P235" style:family="paragraph" style:parent-style-name="Standard" style:list-style-name="L17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236" style:family="paragraph" style:parent-style-name="Standard" style:list-style-name="L17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237" style:family="paragraph" style:parent-style-name="Standard" style:list-style-name="L17">
      <style:text-properties style:text-line-through-style="none" style:text-line-through-type="none" style:text-position="0% 100%" fo:font-weight="normal" officeooo:rsid="00b63135" officeooo:paragraph-rsid="00b63135" style:font-weight-asian="normal" style:font-weight-complex="normal"/>
    </style:style>
    <style:style style:name="P238" style:family="paragraph" style:parent-style-name="Standard" style:list-style-name="L17">
      <style:text-properties style:text-line-through-style="none" style:text-line-through-type="none" style:text-position="0% 100%" fo:font-weight="normal" officeooo:rsid="00b80393" officeooo:paragraph-rsid="00b63135" style:font-weight-asian="normal" style:font-weight-complex="normal"/>
    </style:style>
    <style:style style:name="P239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b04b9" style:font-weight-asian="normal" style:font-weight-complex="normal"/>
    </style:style>
    <style:style style:name="P240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92fcb" style:font-weight-asian="normal" style:font-weight-complex="normal"/>
    </style:style>
    <style:style style:name="P241" style:family="paragraph" style:parent-style-name="Standard" style:list-style-name="L17">
      <style:text-properties style:text-line-through-style="none" style:text-line-through-type="none" style:text-position="0% 100%" fo:font-weight="normal" officeooo:rsid="00bbcac6" officeooo:paragraph-rsid="00bbcac6" style:font-weight-asian="normal" style:font-weight-complex="normal"/>
    </style:style>
    <style:style style:name="P242" style:family="paragraph" style:parent-style-name="Standard" style:list-style-name="L17">
      <style:text-properties style:text-line-through-style="none" style:text-line-through-type="none" style:text-position="0% 100%" fo:font-weight="normal" officeooo:rsid="00bb04b9" officeooo:paragraph-rsid="00b92fcb" style:font-weight-asian="normal" style:font-weight-complex="normal"/>
    </style:style>
    <style:style style:name="P243" style:family="paragraph" style:parent-style-name="Standard" style:list-style-name="L19">
      <style:text-properties fo:font-weight="bold" officeooo:rsid="00cca754" officeooo:paragraph-rsid="00cca754" style:font-weight-asian="bold" style:font-weight-complex="bold"/>
    </style:style>
    <style:style style:name="P244" style:family="paragraph" style:parent-style-name="Standard" style:list-style-name="L20">
      <style:text-properties fo:font-weight="bold" officeooo:rsid="00cca754" officeooo:paragraph-rsid="00cdce83" style:font-weight-asian="bold" style:font-weight-complex="bold"/>
    </style:style>
    <style:style style:name="P245" style:family="paragraph" style:parent-style-name="Standard" style:list-style-name="L19">
      <style:text-properties fo:font-weight="bold" officeooo:rsid="00ccca09" officeooo:paragraph-rsid="00ccca09" style:font-weight-asian="bold" style:font-weight-complex="bold"/>
    </style:style>
    <style:style style:name="P246" style:family="paragraph" style:parent-style-name="Standard">
      <style:text-properties fo:font-weight="normal" officeooo:rsid="00b1e3c9" officeooo:paragraph-rsid="00b1e3c9" style:font-weight-asian="normal" style:font-weight-complex="normal"/>
    </style:style>
    <style:style style:name="P247" style:family="paragraph" style:parent-style-name="Standard">
      <style:text-properties fo:font-weight="normal" officeooo:rsid="00b2b4f4" officeooo:paragraph-rsid="00b2b4f4" style:font-weight-asian="normal" style:font-weight-complex="normal"/>
    </style:style>
    <style:style style:name="P248" style:family="paragraph" style:parent-style-name="Standard" style:list-style-name="L27"/>
    <style:style style:name="P249" style:family="paragraph" style:parent-style-name="Standard" style:list-style-name="L27">
      <style:text-properties officeooo:rsid="010842f6" officeooo:paragraph-rsid="010842f6"/>
    </style:style>
    <style:style style:name="P250" style:family="paragraph" style:parent-style-name="Standard" style:list-style-name="L27">
      <style:text-properties officeooo:rsid="01085f2f" officeooo:paragraph-rsid="01085f2f"/>
    </style:style>
    <style:style style:name="P25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14eaf8" officeooo:paragraph-rsid="0114eaf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normal" officeooo:rsid="011f4d8c" style:font-weight-asian="normal" style:font-weight-complex="normal"/>
    </style:style>
    <style:style style:name="T16" style:family="text">
      <style:text-properties fo:font-weight="normal" officeooo:rsid="01213cd0" style:font-weight-asian="normal" style:font-weight-complex="normal"/>
    </style:style>
    <style:style style:name="T17" style:family="text">
      <style:text-properties fo:font-weight="normal" officeooo:rsid="0124759a" style:font-weight-asian="normal" style:font-weight-complex="normal"/>
    </style:style>
    <style:style style:name="T18" style:family="text">
      <style:text-properties fo:font-weight="normal" officeooo:rsid="0134cd6e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f9a43"/>
    </style:style>
    <style:style style:name="T21" style:family="text">
      <style:text-properties officeooo:rsid="00430039"/>
    </style:style>
    <style:style style:name="T22" style:family="text">
      <style:text-properties officeooo:rsid="0046b029"/>
    </style:style>
    <style:style style:name="T23" style:family="text">
      <style:text-properties officeooo:rsid="004b882e"/>
    </style:style>
    <style:style style:name="T24" style:family="text">
      <style:text-properties officeooo:rsid="00532ad5"/>
    </style:style>
    <style:style style:name="T25" style:family="text">
      <style:text-properties officeooo:rsid="005db356"/>
    </style:style>
    <style:style style:name="T26" style:family="text">
      <style:text-properties officeooo:rsid="00646b08"/>
    </style:style>
    <style:style style:name="T27" style:family="text">
      <style:text-properties officeooo:rsid="006ad065"/>
    </style:style>
    <style:style style:name="T28" style:family="text">
      <style:text-properties style:text-position="0% 100%"/>
    </style:style>
    <style:style style:name="T29" style:family="text">
      <style:text-properties style:text-position="0% 100%" fo:font-weight="normal" style:font-weight-asian="normal" style:font-weight-complex="normal"/>
    </style:style>
    <style:style style:name="T30" style:family="text">
      <style:text-properties style:text-position="0% 100%" fo:font-weight="normal" officeooo:rsid="00cbc608" style:font-weight-asian="normal" style:font-weight-complex="normal"/>
    </style:style>
    <style:style style:name="T31" style:family="text">
      <style:text-properties style:text-position="0% 100%" fo:font-weight="normal" officeooo:rsid="00cca754" style:font-weight-asian="normal" style:font-weight-complex="normal"/>
    </style:style>
    <style:style style:name="T32" style:family="text">
      <style:text-properties style:text-position="0% 100%" fo:font-weight="bold" officeooo:rsid="00cbc608" style:font-weight-asian="bold" style:font-weight-complex="bold"/>
    </style:style>
    <style:style style:name="T33" style:family="text">
      <style:text-properties style:text-position="0% 100%" fo:font-weight="bold" officeooo:rsid="00cdce83" style:font-weight-asian="bold" style:font-weight-complex="bold"/>
    </style:style>
    <style:style style:name="T34" style:family="text">
      <style:text-properties officeooo:rsid="0077b5dd"/>
    </style:style>
    <style:style style:name="T35" style:family="text">
      <style:text-properties officeooo:rsid="009375b6"/>
    </style:style>
    <style:style style:name="T36" style:family="text">
      <style:text-properties officeooo:rsid="009efe69"/>
    </style:style>
    <style:style style:name="T37" style:family="text">
      <style:text-properties officeooo:rsid="00a37641"/>
    </style:style>
    <style:style style:name="T38" style:family="text">
      <style:text-properties officeooo:rsid="00130c0a"/>
    </style:style>
    <style:style style:name="T39" style:family="text">
      <style:text-properties style:text-line-through-style="none" style:text-line-through-type="none"/>
    </style:style>
    <style:style style:name="T40" style:family="text">
      <style:text-properties style:text-line-through-style="none" style:text-line-through-type="none" officeooo:rsid="00b80393"/>
    </style:style>
    <style:style style:name="T41" style:family="text">
      <style:text-properties style:text-line-through-style="none" style:text-line-through-type="none" fo:font-weight="bold" style:font-weight-asian="bold" style:font-weight-complex="bold"/>
    </style:style>
    <style:style style:name="T42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43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44" style:family="text">
      <style:text-properties style:text-line-through-style="none" style:text-line-through-type="none" officeooo:rsid="00bb04b9"/>
    </style:style>
    <style:style style:name="T45" style:family="text">
      <style:text-properties style:text-line-through-style="none" style:text-line-through-type="none" officeooo:rsid="00bc948c"/>
    </style:style>
    <style:style style:name="T46" style:family="text">
      <style:text-properties style:text-line-through-style="none" style:text-line-through-type="none" officeooo:rsid="00be0617"/>
    </style:style>
    <style:style style:name="T47" style:family="text">
      <style:text-properties style:text-line-through-style="none" style:text-line-through-type="none" officeooo:rsid="00c07c31"/>
    </style:style>
    <style:style style:name="T48" style:family="text">
      <style:text-properties officeooo:rsid="00c94155"/>
    </style:style>
    <style:style style:name="T49" style:family="text">
      <style:text-properties officeooo:rsid="00d5261e"/>
    </style:style>
    <style:style style:name="T50" style:family="text">
      <style:text-properties officeooo:rsid="00e54534"/>
    </style:style>
    <style:style style:name="T51" style:family="text">
      <style:text-properties officeooo:rsid="00e74942"/>
    </style:style>
    <style:style style:name="T52" style:family="text">
      <style:text-properties officeooo:rsid="00e7cbc1"/>
    </style:style>
    <style:style style:name="T53" style:family="text">
      <style:text-properties officeooo:rsid="00ec0776"/>
    </style:style>
    <style:style style:name="T54" style:family="text">
      <style:text-properties officeooo:rsid="00f0e9ba"/>
    </style:style>
    <style:style style:name="T55" style:family="text">
      <style:text-properties officeooo:rsid="00f5f769"/>
    </style:style>
    <style:style style:name="T56" style:family="text">
      <style:text-properties officeooo:rsid="0106525a"/>
    </style:style>
    <style:style style:name="T57" style:family="text">
      <style:text-properties officeooo:rsid="010e8045"/>
    </style:style>
    <style:style style:name="T58" style:family="text">
      <style:text-properties officeooo:rsid="012cbcd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5"/>
      <text:p text:style-name="P49">Exam Blueprint</text:p>
      <text:list xml:id="list953794324" text:style-name="L1">
        <text:list-item>
          <text:p text:style-name="P111">Deployment – 22%</text:p>
        </text:list-item>
        <text:list-item>
          <text:p text:style-name="P111">Security = 26%</text:p>
        </text:list-item>
        <text:list-item>
          <text:p text:style-name="P111">Development with AWS Services – 30%</text:p>
        </text:list-item>
        <text:list-item>
          <text:p text:style-name="P111">REFACTORING – 10%</text:p>
        </text:list-item>
        <text:list-item>
          <text:p text:style-name="P111">monitoring and troubleshooting – 12%</text:p>
        </text:list-item>
      </text:list>
      <text:p text:style-name="P6"/>
      <text:p text:style-name="P7">multiple choice</text:p>
      <text:p text:style-name="P7">multiple response</text:p>
      <text:p text:style-name="P8">Need 720/1000 to pass the exam </text:p>
      <text:p text:style-name="P9">130 minutes in length</text:p>
      <text:p text:style-name="P9">65 questions in total </text:p>
      <text:p text:style-name="P10">qualfication is valid for 2 years</text:p>
      <text:p text:style-name="P10"/>
      <text:p text:style-name="P10"/>
      <text:p text:style-name="P50">If you have an amazon echo, you can use a skill. Alexa, open cloudguru </text:p>
      <text:p text:style-name="P50"/>
      <text:p text:style-name="P105">More on RDS</text:p>
      <text:p text:style-name="P51"/>
      <text:p text:style-name="P51">Backups – <text:span text:style-name="T1">backups have a retention database, store a daily snapshot, </text:span><text:span text:style-name="T2">recovery can be down to a second </text:span></text:p>
      <text:list xml:id="list2701256033" text:style-name="L2">
        <text:list-item>
          <text:p text:style-name="P191">Backup storage space = size of DB <text:span text:style-name="T1">(ex. 10Gb of backup storage to 10gb of rds instance size)</text:span></text:p>
        </text:list-item>
      </text:list>
      <text:p text:style-name="P52">Snapshots</text:p>
      <text:list xml:id="list1287737439" text:style-name="L3">
        <text:list-item>
          <text:p text:style-name="P112">done manually and will be stored even after RDS instance is deleted</text:p>
        </text:list-item>
        <text:list-item>
          <text:p text:style-name="P113">a db restored from a snapshot will have a new endpoint</text:p>
        </text:list-item>
      </text:list>
      <text:p text:style-name="P11"/>
      <text:p text:style-name="P53">Encryption for RDS DB’s are supported at rest and in transit (KMS) .</text:p>
      <text:list xml:id="list1896541404" text:style-name="L4">
        <text:list-item>
          <text:p text:style-name="P114">To encrypt a current instance, make a snapshot, restore the snapshot and create an encrypted RDS from it.</text:p>
        </text:list-item>
      </text:list>
      <text:p text:style-name="P54">Read replicas</text:p>
      <text:list xml:id="list2480611417" text:style-name="L5">
        <text:list-item>
          <text:p text:style-name="P115">DR Strategy only </text:p>
        </text:list-item>
        <text:list-item>
          <text:p text:style-name="P115">synchronized data among central DB and slave nodes </text:p>
        </text:list-item>
        <text:list-item>
          <text:p text:style-name="P116">by default, AWS will change hostname to the read replica during an outage or destruction of the central DB. </text:p>
        </text:list-item>
        <text:list-item>
          <text:p text:style-name="P117">5 maximum read replicas </text:p>
        </text:list-item>
        <text:list-item>
          <text:p text:style-name="P118">You can have read-replicas- for read-replicas. Useful for spreading traffic among availability zones</text:p>
        </text:list-item>
        <text:list-item>
          <text:p text:style-name="P192">ASYNCHRONOUS REPLICATION</text:p>
        </text:list-item>
        <text:list-item>
          <text:p text:style-name="P119">used for scaling and not DR </text:p>
        </text:list-item>
      </text:list>
      <text:p text:style-name="P50"/>
      <text:p text:style-name="P55">More on Elasticache</text:p>
      <text:list xml:id="list1269974410" text:style-name="L6">
        <text:list-item>
          <text:p text:style-name="P120">provides Memcache or redis ot provide in-memory cache for D<text:span text:style-name="T20">Bs</text:span> and web applications</text:p>
        </text:list-item>
        <text:list-item>
          <text:p text:style-name="P121"><text:span text:style-name="T19">memcached</text:span> – memory object caching system, <text:span text:style-name="T22">no persistencen, manages memcaches nodes as a pool, SIMPLE CACHE TOOL, useful for large cache notes with multithreaded performance</text:span></text:p>
        </text:list-item>
        <text:list-item>
          <text:p text:style-name="P121"><text:soft-page-break/><text:span text:style-name="T19">redis</text:span> – in-memory key-value store, <text:span text:style-name="T21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12"/>
      <text:p text:style-name="P56">Amazon <text:span text:style-name="T23">Neptune – </text:span><text:span text:style-name="T3">fast,reliable graph databas</text:span><text:span text:style-name="T4">e, </text:span><text:span text:style-name="T5">useful for network security, knowledge graphs,</text:span></text:p>
      <text:p text:style-name="P122">THESE ARE USED TO STORE AND NAVIGATE RELATIONSHIPS</text:p>
      <text:p text:style-name="P122"/>
      <text:p text:style-name="P106">More on S3</text:p>
      <text:p text:style-name="P57"/>
      <text:list xml:id="list3656161857" text:style-name="L7">
        <text:list-item>
          <text:p text:style-name="P123">Max storage is 5Tbs</text:p>
        </text:list-item>
        <text:list-item>
          <text:p text:style-name="P124">Buckets need to enable CORS to access files in another bucket</text:p>
        </text:list-item>
        <text:list-item>
          <text:p text:style-name="P193">Transfer acceleration – S3 Transfer acceleration – <text:span text:style-name="T1">improve transfer speed for S3 upload</text:span></text:p>
        </text:list-item>
        <text:list-item>
          <text:p text:style-name="P125">amazon durability – 11 9s</text:p>
        </text:list-item>
        <text:list-item>
          <text:p text:style-name="P125">amazon availability – 2 9s</text:p>
        </text:list-item>
        <text:list-item>
          <text:p text:style-name="P194">S3 intelligent tiering – <text:span text:style-name="T6">useful for unknown and unpredictable access patterns</text:span></text:p>
          <text:list>
            <text:list-item>
              <text:p text:style-name="P195"><text:span text:style-name="T24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26">infrequent access - <text:s/>lower cost, </text:p>
            </text:list-item>
          </text:list>
        </text:list-item>
        <text:list-item>
          <text:p text:style-name="P196"><text:span text:style-name="T6">C</text:span><text:span text:style-name="T1">osts </text:span></text:p>
          <text:list>
            <text:list-item>
              <text:p text:style-name="P127">storage per GB</text:p>
            </text:list-item>
            <text:list-item>
              <text:p text:style-name="P127">requests </text:p>
            </text:list-item>
            <text:list-item>
              <text:p text:style-name="P129">use of cloudfront</text:p>
            </text:list-item>
            <text:list-item>
              <text:p text:style-name="P127">data management pricing</text:p>
              <text:list>
                <text:list-item>
                  <text:p text:style-name="P127">cost to transfer data out of buckets, NO COST TO TRANSFER DATA IN </text:p>
                </text:list-item>
                <text:list-item>
                  <text:p text:style-name="P127">transfer acceleration</text:p>
                </text:list-item>
              </text:list>
            </text:list-item>
            <text:list-item>
              <text:p text:style-name="P127">storage management pricing</text:p>
              <text:list>
                <text:list-item>
                  <text:p text:style-name="P127">inventory</text:p>
                </text:list-item>
                <text:list-item>
                  <text:p text:style-name="P127">analytics</text:p>
                </text:list-item>
                <text:list-item>
                  <text:p text:style-name="P127">object tags </text:p>
                </text:list-item>
                <text:list-item>
                  <text:p text:style-name="P127"><text:s/></text:p>
                </text:list-item>
              </text:list>
            </text:list-item>
          </text:list>
        </text:list-item>
      </text:list>
      <text:p text:style-name="P128"/>
      <text:p text:style-name="P58">S3 Security</text:p>
      <text:list xml:id="list3929024228" text:style-name="L8">
        <text:list-item>
          <text:p text:style-name="P130">all buckets are private by default </text:p>
        </text:list-item>
        <text:list-item>
          <text:p text:style-name="P197">enable cors to allow 1 resource to allow another resource</text:p>
        </text:list-item>
      </text:list>
      <text:p text:style-name="P14"/>
      <text:p text:style-name="P59">S3 Policies</text:p>
      <text:list xml:id="list3867177606" text:style-name="L9">
        <text:list-item>
          <text:p text:style-name="P131">SSE-S3 - server side encryption that will use AWS managed keys</text:p>
        </text:list-item>
        <text:list-item>
          <text:p text:style-name="P131">SSE-KMS – server side encryption that will use aws kms-managed keys</text:p>
        </text:list-item>
        <text:list-item>
          <text:p text:style-name="P131"><text:span text:style-name="T25">SSE-C – server side</text:span> encryption that will use customer provided keys </text:p>
        </text:list-item>
        <text:list-item>
          <text:p text:style-name="P198">Client side encryption – <text:span text:style-name="T7">you encrypt the files before you upload them </text:span></text:p>
        </text:list-item>
        <text:list-item>
          <text:p text:style-name="P199"><text:span text:style-name="T1">Enforcing encryption on S3 buckets – </text:span><text:span text:style-name="T8">when PUT requests are received. </text:span><text:span text:style-name="T26">Create a bucket policy which denies any s3 put requests which doesnt include the following parameter.</text:span></text:p>
          <text:list>
            <text:list-item>
              <text:p text:style-name="P200">use the x-amz-server-side-encryption-parameter <text:span text:style-name="T1">to encrypt at upload time </text:span></text:p>
              <text:list>
                <text:list-item>
                  <text:p text:style-name="P132">options: </text:p>
                </text:list-item>
              </text:list>
            </text:list-item>
            <text:list-item>
              <text:p text:style-name="P201"><text:span text:style-name="T1">x-amz-server-side-encryption: </text:span><text:span text:style-name="T9">AES256 <text:s/>- s3 managed keys</text:span></text:p>
            </text:list-item>
            <text:list-item>
              <text:p text:style-name="P132">x-amz-server-side-encryption:ams:kms – aws kms managed keys</text:p>
            </text:list-item>
          </text:list>
        </text:list-item>
        <text:list-item>
          <text:p text:style-name="P133"><text:s/></text:p>
        </text:list-item>
        <text:list-item>
          <text:p text:style-name="P133"/>
        </text:list-item>
      </text:list>
      <text:p text:style-name="P13"/>
      <text:p text:style-name="P15"><text:soft-page-break/>U<text:span text:style-name="T19">se signed URLS and signed cookies</text:span> to have premium users to view the paidfor content</text:p>
      <text:p text:style-name="P15">Use origin access identity to limit s3 content to just the cloudfront link. </text:p>
      <text:p text:style-name="P50"/>
      <text:p text:style-name="P60">S3 performance optimizations</text:p>
      <text:p text:style-name="P16">Use cloudfront to minimize latency from various sources, also to cache these requests</text:p>
      <text:p text:style-name="P17">MIXED_Requests – <text:span text:style-name="T27">use random-prefix to key names to force s3 to distribute your keys across multiple partitions which distributes the I/O workload</text:span></text:p>
      <text:p text:style-name="P18">ex. </text:p>
      <text:p text:style-name="P18">mybucket/jasd/photo1.jpg</text:p>
      <text:p text:style-name="P18">mybucket/jasd/photo2.jpg</text:p>
      <text:p text:style-name="P18">mybucket/jasd/photo3.jpg</text:p>
      <text:p text:style-name="P50"/>
      <text:p text:style-name="P61">USE THIS INSTEAD</text:p>
      <text:p text:style-name="P18">mybucket/u213u-jasd/photo1.jpg</text:p>
      <text:p text:style-name="P18">mybucket/duasii-jasd/photo1.jpg</text:p>
      <text:p text:style-name="P18">mybucket/2u92-jasd/photo1.jpg</text:p>
      <text:p text:style-name="P50"/>
      <text:p text:style-name="P19">S3 now can handle 3500 PUT requests per second </text:p>
      <text:p text:style-name="P19">5500 GETrequests per second</text:p>
      <text:p text:style-name="P62">Max file for s3 on PUT requests is 5gb</text:p>
      <text:p text:style-name="P50"/>
      <text:p text:style-name="P107">More on Serverless Computing</text:p>
      <text:p text:style-name="P20"/>
      <text:p text:style-name="P63">More on API Gateway</text:p>
      <text:p text:style-name="P64">Types of API</text:p>
      <text:list xml:id="list2135585958" text:style-name="L10">
        <text:list-item>
          <text:p text:style-name="P134">RESTFul API – uses JSON for transferring database</text:p>
        </text:list-item>
        <text:list-item>
          <text:p text:style-name="P134">SOAP API – Simple object access protocol – <text:span text:style-name="T34">uses XML( similar to HTML)</text:span></text:p>
        </text:list-item>
      </text:list>
      <text:p text:style-name="P21"/>
      <text:p text:style-name="P65">What Amazon API Gateway is?</text:p>
      <text:p text:style-name="P66">Managed service to run APIs</text:p>
      <text:list xml:id="list331982706" text:style-name="L11">
        <text:list-item>
          <text:p text:style-name="P135">it can expose https endpoints to your Lambda function </text:p>
        </text:list-item>
        <text:list-item>
          <text:p text:style-name="P136">serverless connect to services like lambda and dynamo db</text:p>
        </text:list-item>
        <text:list-item>
          <text:p text:style-name="P137">send each API endpoint to a different target </text:p>
        </text:list-item>
        <text:list-item>
          <text:p text:style-name="P138">run efficiently with no cost</text:p>
        </text:list-item>
        <text:list-item>
          <text:p text:style-name="P139">track and control usage by api key</text:p>
        </text:list-item>
        <text:list-item>
          <text:p text:style-name="P139">throttle requests to prevent attacks </text:p>
        </text:list-item>
        <text:list-item>
          <text:p text:style-name="P139">use cloudwatch to monitoring</text:p>
        </text:list-item>
        <text:list-item>
          <text:p text:style-name="P139">can use multiple versions of apI </text:p>
        </text:list-item>
      </text:list>
      <text:p text:style-name="P67"/>
      <text:p text:style-name="P67">Setting up an API gateway</text:p>
      <text:list xml:id="list828424235" text:style-name="L12">
        <text:list-item>
          <text:p text:style-name="P202">Define an API</text:p>
        </text:list-item>
        <text:list-item>
          <text:p text:style-name="P202">Define resources and nested resources </text:p>
        </text:list-item>
        <text:list-item>
          <text:p text:style-name="P202">For each resources</text:p>
          <text:list>
            <text:list-item>
              <text:p text:style-name="P140">select supported http methods </text:p>
            </text:list-item>
            <text:list-item>
              <text:p text:style-name="P140">set security </text:p>
            </text:list-item>
            <text:list-item>
              <text:p text:style-name="P140">choose target </text:p>
            </text:list-item>
            <text:list-item>
              <text:p text:style-name="P140">set request and response transformations</text:p>
            </text:list-item>
          </text:list>
        </text:list-item>
        <text:list-item>
          <text:p text:style-name="P202">deploy api to stage </text:p>
          <text:list>
            <text:list-item>
              <text:p text:style-name="P202">use API gateway domain</text:p>
            </text:list-item>
            <text:list-item>
              <text:p text:style-name="P202"><text:soft-page-break/>use AWS certificate manager for free ssl/tls certs</text:p>
            </text:list-item>
          </text:list>
        </text:list-item>
      </text:list>
      <text:p text:style-name="P67"/>
      <text:p text:style-name="P68">API Caching – <text:span text:style-name="T1">caches responses from your endpoint to a specified TTL </text:span></text:p>
      <text:p text:style-name="P69">Same origin policy – <text:span text:style-name="T10">web browser permits scripts contained in first web page to access data ina <text:s/>second web page if both have the same origins. </text:span></text:p>
      <text:p text:style-name="P70"><text:span text:style-name="T10">T</text:span><text:span text:style-name="T1">HIS IS DONE TO PREVENT CROSS-SITE-XCRIPTING</text:span></text:p>
      <text:p text:style-name="P71">CORS IS USED TO RELAX this policy.</text:p>
      <text:p text:style-name="P50"/>
      <text:p text:style-name="P72">Lambda Triggers</text:p>
      <text:list xml:id="list3784285368" text:style-name="L13">
        <text:list-item>
          <text:p text:style-name="P141">SQS</text:p>
        </text:list-item>
        <text:list-item>
          <text:p text:style-name="P141">SNS</text:p>
        </text:list-item>
        <text:list-item>
          <text:p text:style-name="P141">S3</text:p>
        </text:list-item>
        <text:list-item>
          <text:p text:style-name="P141">Kinesis</text:p>
        </text:list-item>
        <text:list-item>
          <text:p text:style-name="P141">Dynamo DB</text:p>
        </text:list-item>
        <text:list-item>
          <text:p text:style-name="P141">Cognito Sync Triggers</text:p>
        </text:list-item>
        <text:list-item>
          <text:p text:style-name="P141">Code Commit</text:p>
        </text:list-item>
        <text:list-item>
          <text:p text:style-name="P141">Cloudwatch logs</text:p>
        </text:list-item>
        <text:list-item>
          <text:p text:style-name="P141">cloudwatch events </text:p>
        </text:list-item>
        <text:list-item>
          <text:p text:style-name="P141">application load balancer</text:p>
        </text:list-item>
        <text:list-item>
          <text:p text:style-name="P141">api gateway</text:p>
        </text:list-item>
        <text:list-item>
          <text:p text:style-name="P141">AWS IoT</text:p>
        </text:list-item>
      </text:list>
      <text:p text:style-name="P22"/>
      <text:p text:style-name="P73">Using Version Control with Lambda</text:p>
      <text:p text:style-name="P23">Lambda functions can have different versions </text:p>
      <text:p text:style-name="P24">AWS lamda maints your latest function code with the $LATEST versions </text:p>
      <text:p text:style-name="P74">2 types of ARNS</text:p>
      <text:list xml:id="list65219474" text:style-name="L14">
        <text:list-item>
          <text:p text:style-name="P142">qualfied ARN – function arn with the version suffic </text:p>
          <text:list>
            <text:list-item>
              <text:p text:style-name="P142">arn:aws:lamnbda:aws-region:acct-id:function:helloworld:$latest</text:p>
            </text:list-item>
          </text:list>
        </text:list-item>
        <text:list-item>
          <text:p text:style-name="P142">unqualified ARN – <text:span text:style-name="T35">no version suffix</text:span></text:p>
          <text:list>
            <text:list-item>
              <text:p text:style-name="P142">arn:aws:lamnbda:aws-region:acct-id:function:helloworld</text:p>
            </text:list-item>
          </text:list>
        </text:list-item>
      </text:list>
      <text:p text:style-name="P25">With versioning, we can create an alias!!</text:p>
      <text:p text:style-name="P50"/>
      <text:p text:style-name="P75">We use prod Alias to invoke version 1 of the Lambda Function </text:p>
      <text:p text:style-name="P143">For any new improvements, push version 2 then point prod alias to version 2</text:p>
      <text:p text:style-name="P76">Use version and aliases to split traffic among many versions</text:p>
      <text:p text:style-name="P50"/>
      <text:p text:style-name="P77">More on Step Functions</text:p>
      <text:p text:style-name="P26">Allws you visualize and test your serverless applications.</text:p>
      <text:p text:style-name="P26">Graphical console to arrange and visualize the components of your applications as a series of steps </text:p>
      <text:p text:style-name="P27">One lambda function can trigger 1+ lambda functions. </text:p>
      <text:p text:style-name="P50"/>
      <text:p text:style-name="P28"><text:span text:style-name="T19">More on Amazon X-RAY</text:span> </text:p>
      <text:p text:style-name="P28">You can see where errors, bottlenecks are in your serverless code </text:p>
      <text:list xml:id="list1886325298" text:style-name="L15">
        <text:list-item>
          <text:p text:style-name="P144">X-RAY SDK- <text:span text:style-name="T36">SDK that runs your code, installed on ec2, interce[ts add ot your code to trace http requests</text:span></text:p>
        </text:list-item>
        <text:list-item>
          <text:p text:style-name="P145">X-RAY Daemon – runs on ec2 pcs, listening on udp, takes json and send it to XRAY API</text:p>
        </text:list-item>
        <text:list-item>
          <text:p text:style-name="P145">XRAY API</text:p>
        </text:list-item>
        <text:list-item>
          <text:p text:style-name="P145">XRAY Console – takes data from API and visualizes it</text:p>
        </text:list-item>
        <text:list-item>
          <text:p text:style-name="P146">CAN BE USED WITH: lambda, ec2, api gateway, elastic beanwalk </text:p>
        </text:list-item>
        <text:list-item>
          <text:p text:style-name="P146"><text:soft-page-break/><text:span text:style-name="T37">E</text:span>supported languages: go java ruby node.js, </text:p>
        </text:list-item>
        <text:list-item>
          <text:p text:style-name="P147">Traces are just events that have happened</text:p>
        </text:list-item>
      </text:list>
      <text:p text:style-name="P50"/>
      <text:p text:style-name="P78">You can import API gateway to an API from a definition file. It supports swagger v2.0 definition files.</text:p>
      <text:list xml:id="list1396177038" text:style-name="L16">
        <text:list-item>
          <text:p text:style-name="P203">API limits to 10000 requests per second.</text:p>
        </text:list-item>
        <text:list-item>
          <text:p text:style-name="P148">Max request is 5000 concurrently!</text:p>
        </text:list-item>
        <text:list-item>
          <text:p text:style-name="P149">SOAP Webservice – YOU CAN USE AMAZON API GATEWAY </text:p>
        </text:list-item>
      </text:list>
      <text:p text:style-name="P50"/>
      <text:p text:style-name="P50"/>
      <text:p text:style-name="P109">Notes on DynamoDB</text:p>
      <text:list xml:id="list2972016128" text:style-name="L17">
        <text:list-item>
          <text:p text:style-name="P235">flexible noSQL database for applications </text:p>
        </text:list-item>
        <text:list-item>
          <text:p text:style-name="P235">supports both document and key-value data models</text:p>
        </text:list-item>
        <text:list-item>
          <text:p text:style-name="P235">useful for mobile,web,gaming,ad-techIoT</text:p>
        </text:list-item>
        <text:list-item>
          <text:p text:style-name="P236">backed by ssds</text:p>
        </text:list-item>
        <text:list-item>
          <text:p text:style-name="P236">spread across 3 distint data centers </text:p>
        </text:list-item>
        <text:list-item>
          <text:p text:style-name="P236">has eventual consistent reads or strongly consistent reads</text:p>
        </text:list-item>
        <text:list-item>
          <text:p text:style-name="P237">made of tables – items, attributes, key and value</text:p>
          <text:list>
            <text:list-item>
              <text:p text:style-name="P238">can be written in JSON,HTML </text:p>
            </text:list-item>
          </text:list>
        </text:list-item>
        <text:list-item>
          <text:p text:style-name="P150"><text:span text:style-name="T40">S</text:span><text:span text:style-name="T39">tores 2 types of primary keys:</text:span></text:p>
          <text:list>
            <text:list-item>
              <text:p text:style-name="P150"><text:span text:style-name="T41">partition key – </text:span><text:span text:style-name="T39">unique attribute – user ID</text:span></text:p>
              <text:list>
                <text:list-item>
                  <text:p text:style-name="P239">its value is put into a hash function and that determines the physical location of where it will be stored</text:p>
                </text:list-item>
                <text:list-item>
                  <text:p text:style-name="P151"><text:span text:style-name="T44">NO 2 PARTITION KEYS WILL BE THE SAME</text:span><text:span text:style-name="T39"> </text:span></text:p>
                </text:list-item>
              </text:list>
            </text:list-item>
            <text:list-item>
              <text:p text:style-name="P150"><text:span text:style-name="T39"><text:s/></text:span><text:span text:style-name="T42">composite key – </text:span><text:span text:style-name="T44">combination of partition key and sort key</text:span></text:p>
              <text:list>
                <text:list-item>
                  <text:p text:style-name="P152"><text:span text:style-name="T44">u</text:span><text:span text:style-name="T39">seful where partition key isn’t unique</text:span></text:p>
                </text:list-item>
                <text:list-item>
                  <text:p text:style-name="P241">ex forum posts – partition key – userID, sort key – timestamp of the post</text:p>
                  <text:list>
                    <text:list-item>
                      <text:p text:style-name="P152"><text:span text:style-name="T45">items with the same partition key are stored together and they sorted according </text:span><text:span text:style-name="T46">to</text:span><text:span text:style-name="T45"> the sort key </text:span><text:span text:style-name="T39"><text:s/></text:span></text:p>
                    </text:list-item>
                  </text:list>
                </text:list-item>
                <text:list-item>
                  <text:p text:style-name="P241"/>
                </text:list-item>
              </text:list>
            </text:list-item>
            <text:list-item>
              <text:p text:style-name="P242"/>
            </text:list-item>
          </text:list>
        </text:list-item>
        <text:list-item>
          <text:p text:style-name="P150"><text:span text:style-name="T39"><text:s/></text:span><text:span text:style-name="T43">Security is managed by IAM – </text:span><text:span text:style-name="T47">create users to access and create DynamoDB tables, also create a role or use </text:span><text:span text:style-name="T43">IAM condition to restrict user access to their own records</text:span></text:p>
          <text:list>
            <text:list-item>
              <text:p text:style-name="P153"><text:span text:style-name="T43">e</text:span><text:span text:style-name="T41">x. </text:span><text:span text:style-name="T39">mobile game with users and scoreboard</text:span></text:p>
            </text:list-item>
          </text:list>
        </text:list-item>
        <text:list-item>
          <text:p text:style-name="P240"><text:s/></text:p>
        </text:list-item>
      </text:list>
      <text:p text:style-name="P50"/>
      <text:p text:style-name="P80">Example of an IAM condition</text:p>
      <text:p text:style-name="P154"/>
      <text:p text:style-name="P154"/>
      <text:p text:style-name="P154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/text:p>
      <text:p text:style-name="P31">Example of a dynamo db query</text:p>
      <text:p text:style-name="P31">aws dynamodb get-item --table-name ProductCatalog --region eu-west-2 <text:s/>--key '{"Id":{"N":"205"}}'</text:p>
      <text:p text:style-name="P50"/>
      <text:p text:style-name="P81">More on Dynamo DB I<text:span text:style-name="T48">n</text:span>dexes</text:p>
      <text:p text:style-name="P81">Index – <text:span text:style-name="T1">data structure that allows you to perform fast queries on specific columns in a table</text:span></text:p>
      <text:p text:style-name="P155">2 types:</text:p>
      <text:list xml:id="list339591868" text:style-name="L18">
        <text:list-item>
          <text:p text:style-name="P204">local secondary index - </text:p>
          <text:list>
            <text:list-item>
              <text:p text:style-name="P156">can only be created when created your table </text:p>
            </text:list-item>
            <text:list-item>
              <text:p text:style-name="P156">same partition key as original table but different sort key </text:p>
            </text:list-item>
            <text:list-item>
              <text:p text:style-name="P156">any queries based on this sorty key are much faster using the index than the main table </text:p>
            </text:list-item>
            <text:list-item>
              <text:p text:style-name="P204"><text:span text:style-name="T11">ex. partition key – userID, sort key – account creation date</text:span> </text:p>
            </text:list-item>
          </text:list>
        </text:list-item>
        <text:list-item>
          <text:p text:style-name="P205">global secondary index - </text:p>
          <text:list>
            <text:list-item>
              <text:p text:style-name="P205"><text:s/><text:span text:style-name="T12">create this index when you like </text:span></text:p>
            </text:list-item>
            <text:list-item>
              <text:p text:style-name="P157">you can choose a different partition key and different sort key </text:p>
            </text:list-item>
            <text:list-item>
              <text:p text:style-name="P157">speeds up queries according to these alternate partition and sort keys </text:p>
            </text:list-item>
            <text:list-item>
              <text:p text:style-name="P157">ex. partition key – email address, sort key – last login-date</text:p>
            </text:list-item>
          </text:list>
        </text:list-item>
      </text:list>
      <text:p text:style-name="P81"/>
      <text:p text:style-name="P82">More on Scan vs Query API</text:p>
      <text:p text:style-name="P103"><text:span text:style-name="T32">Query – </text:span><text:span text:style-name="T30">finds items in a tabled based on primary key and a distinct value </text:span><text:span text:style-name="T31">and returns all items that match that query</text:span></text:p>
      <text:list xml:id="list2110360260" text:style-name="L19">
        <text:list-item>
          <text:p text:style-name="P158">uses an optional sort key name and value to refine the results </text:p>
          <text:list>
            <text:list-item>
              <text:p text:style-name="P158">ex. query items with a timestamp of the last 7 days where sort key is a timestamp</text:p>
            </text:list-item>
          </text:list>
        </text:list-item>
        <text:list-item>
          <text:p text:style-name="P243"><text:span text:style-name="T28">use the ProjectionExpression parameter </text:span><text:span text:style-name="T29">to only return the specific attributes you want</text:span></text:p>
          <text:list>
            <text:list-item>
              <text:p text:style-name="P160">ex you only want to see an email addresses, no other attributes</text:p>
            </text:list-item>
          </text:list>
        </text:list-item>
        <text:list-item>
          <text:p text:style-name="P160">results are sorted by the sort key </text:p>
        </text:list-item>
        <text:list-item>
          <text:p text:style-name="P160">numeric order </text:p>
        </text:list-item>
        <text:list-item>
          <text:p text:style-name="P160">ASCII character code values </text:p>
        </text:list-item>
        <text:list-item>
          <text:p text:style-name="P245"><text:span text:style-name="T29">reverse the order with </text:span><text:span text:style-name="T28">ScanIndexForwardparameter to false</text:span></text:p>
        </text:list-item>
        <text:list-item>
          <text:p text:style-name="P160">Queries are eventually consistent </text:p>
          <text:list>
            <text:list-item>
              <text:p text:style-name="P160">they can be specified to be strongly consistent </text:p>
            </text:list-item>
          </text:list>
        </text:list-item>
        <text:list-item>
          <text:p text:style-name="P160"><text:soft-page-break/></text:p>
        </text:list-item>
      </text:list>
      <text:p text:style-name="P159"/>
      <text:p text:style-name="P103"><text:span text:style-name="T32">Scan – </text:span><text:span text:style-name="T33">exames every item in the table </text:span></text:p>
      <text:list xml:id="list3519867307" text:style-name="L20">
        <text:list-item>
          <text:p text:style-name="P161">returns all data attributes by default</text:p>
        </text:list-item>
        <text:list-item>
          <text:p text:style-name="P244"><text:span text:style-name="T28">use the ProjectionExpression parameter </text:span><text:span text:style-name="T29">to only return the specific attributes you want</text:span></text:p>
        </text:list-item>
      </text:list>
      <text:p text:style-name="P83"/>
      <text:p text:style-name="P83">Query is much more efficient than a scan.</text:p>
      <text:p text:style-name="P32">Scan is useful for removing unwanted data you dont want.</text:p>
      <text:p text:style-name="P84">Improving performance:</text:p>
      <text:list xml:id="list426184350" text:style-name="L21">
        <text:list-item>
          <text:p text:style-name="P162">reduce impact of query by setting a small page size which uses fewer read operations</text:p>
        </text:list-item>
        <text:list-item>
          <text:p text:style-name="P162">set page size to return 40 items</text:p>
        </text:list-item>
        <text:list-item>
          <text:p text:style-name="P163">larger number of smaller operations will allow other requests to succeed </text:p>
        </text:list-item>
        <text:list-item>
          <text:p text:style-name="P163">avoid using scan operations if you can – design tables in way that you can use query,get,batchgetitem APIs</text:p>
        </text:list-item>
        <text:list-item>
          <text:p text:style-name="P206">know scans process data sequentially returning 1MB incremements. It can only scan 1 partition at a time</text:p>
        </text:list-item>
        <text:list-item>
          <text:p text:style-name="P206">dynamoDB can be configured for parallel scans – divides table into segments and scans each segment in parallel. AVOID PARALLEL SCANS TO HEAVY WORKLOADS</text:p>
        </text:list-item>
      </text:list>
      <text:p text:style-name="P85"/>
      <text:p text:style-name="P85"/>
      <text:p text:style-name="P85">More on DynamoDB provision throughput</text:p>
      <text:p text:style-name="P33">1 write capacity unit = 1 x 1kb write per second </text:p>
      <text:p text:style-name="P33">1 x read capacity unit = 1 strongly consistent read of 4kb per second or 2 x eventual consistency reads of 4kb per second</text:p>
      <text:p text:style-name="P34">Example</text:p>
      <text:p text:style-name="P34">table with 5 read capacity and 5 write capacity unites </text:p>
      <text:p text:style-name="P34">can perform 5x4kb reads = 20kb/sec or 40kb eventually consistent</text:p>
      <text:p text:style-name="P34">5x1kb writes = 5kb/sec</text:p>
      <text:p text:style-name="P50"/>
      <text:p text:style-name="P35">Example*****</text:p>
      <text:p text:style-name="P35">Your application needs to read 80 items per second </text:p>
      <text:p text:style-name="P35">each item is 3kb in size </text:p>
      <text:p text:style-name="P35">you need strongly consistent reads </text:p>
      <text:p text:style-name="P35">Read-capacity-units-needed = size of each unit/4kb<text:span text:style-name="T49">=.75</text:span></text:p>
      <text:p text:style-name="P86">You will need 80 capacity units in total</text:p>
      <text:p text:style-name="P36">For eventual consistent reads </text:p>
      <text:p text:style-name="P87">You will need only 40 capacity units</text:p>
      <text:p text:style-name="P36"/>
      <text:p text:style-name="P165">Example 2 *******</text:p>
      <text:p text:style-name="P165">You want to write 100 items per second </text:p>
      <text:p text:style-name="P165">each item 512 bytes in size </text:p>
      <text:p text:style-name="P88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89">Need 100 units total </text:p>
      <text:p text:style-name="P37"/>
      <text:p text:style-name="P90">More on DynamoDB on-demand capacity</text:p>
      <text:p text:style-name="P38">charged for read,write,storing data </text:p>
      <text:p text:style-name="P39">pay for only what you use</text:p>
      <text:p text:style-name="P91">on-demand vs provisioned capacity </text:p>
      <text:p text:style-name="P40">unpredictable workloads, unpredictable traffic, and pay per use model, use on-demand</text:p>
      <text:p text:style-name="P92"><text:soft-page-break/>More on DynamoDB Accelerator(DAX)</text:p>
      <text:list xml:id="list2221511126" text:style-name="L22">
        <text:list-item>
          <text:p text:style-name="P166">Managed, clustered in-memory cache for DynamoDB</text:p>
        </text:list-item>
        <text:list-item>
          <text:p text:style-name="P166">delivers up to 10x read performance </text:p>
        </text:list-item>
        <text:list-item>
          <text:p text:style-name="P166">microsecond performance </text:p>
        </text:list-item>
        <text:list-item>
          <text:p text:style-name="P166">ideal for read-heavy and bursty workloads </text:p>
        </text:list-item>
        <text:list-item>
          <text:p text:style-name="P167">ex use during black-friday</text:p>
        </text:list-item>
      </text:list>
      <text:p text:style-name="P50"/>
      <text:p text:style-name="P93">DAX is writes data to the cache and to the back-end store <text:span text:style-name="T54">(uses write-through cache)</text:span></text:p>
      <text:p text:style-name="P168">ex. adding a new item </text:p>
      <text:p text:style-name="P93">Allows you to point DynamoDB API calls to the DAX cluster fir<text:span text:style-name="T50">st. </text:span></text:p>
      <text:p text:style-name="P41">DAX performs eventual consistent getitem operation on DynamoDB for miss, if hit, it will get query from cache </text:p>
      <text:p text:style-name="P41">HELPS TO REDUCE PROVISIONED READ CAPACITY </text:p>
      <text:p text:style-name="P41">DO NOT USE FOR STRONGLY CONSISTENT READS, OR WRITE-INTENSIVE APPLICATIONS OR APPS THAT DON’T READ TOO MANY READ OPERATIONS</text:p>
      <text:p text:style-name="P41"/>
      <text:p text:style-name="P94">More on Elasticache</text:p>
      <text:p text:style-name="P41">in-memory cache <text:span text:style-name="T51">in the cloud </text:span></text:p>
      <text:p text:style-name="P42">sits between your application and DB </text:p>
      <text:p text:style-name="P42">ex. e-commerce site </text:p>
      <text:p text:style-name="P42">good for read-heavy databases <text:span text:style-name="T52">(social-networking, gaming media, Q&amp;A portals)</text:span></text:p>
      <text:p text:style-name="P43">good for compute heavy workloads (recommendation engines) </text:p>
      <text:p text:style-name="P43"/>
      <text:p text:style-name="P95">Lazy loading</text:p>
      <text:list xml:id="list1990187065" text:style-name="L23">
        <text:list-item>
          <text:p text:style-name="P169">ADVANTAGES</text:p>
          <text:list>
            <text:list-item>
              <text:p text:style-name="P169">loads data into the cache only when necessary </text:p>
            </text:list-item>
            <text:list-item>
              <text:p text:style-name="P170">elasticache returns data if in cache or returns null if not found, data is written in cache next time</text:p>
            </text:list-item>
            <text:list-item>
              <text:p text:style-name="P170"><text:span text:style-name="T53">node failures are not fatal,</text:span> </text:p>
            </text:list-item>
          </text:list>
        </text:list-item>
        <text:list-item>
          <text:p text:style-name="P169">DISADVANTAGES</text:p>
          <text:list>
            <text:list-item>
              <text:p text:style-name="P169">more cache miss penalties </text:p>
            </text:list-item>
            <text:list-item>
              <text:p text:style-name="P171">stale data – data only updated when there is a miss</text:p>
            </text:list-item>
          </text:list>
        </text:list-item>
      </text:list>
      <text:p text:style-name="P45">Add a TTL until cache expires. Removes stale data </text:p>
      <text:p text:style-name="P44"/>
      <text:p text:style-name="P95">Write-through</text:p>
      <text:list xml:id="list2035221126" text:style-name="L24">
        <text:list-item>
          <text:p text:style-name="P172">Advantages</text:p>
          <text:list>
            <text:list-item>
              <text:p text:style-name="P172">data in cache is never stale </text:p>
            </text:list-item>
            <text:list-item>
              <text:p text:style-name="P173">users dont care if it takes few seconds to update data</text:p>
            </text:list-item>
          </text:list>
        </text:list-item>
        <text:list-item>
          <text:p text:style-name="P172">Disadvantages</text:p>
          <text:list>
            <text:list-item>
              <text:p text:style-name="P173">write penalties!</text:p>
            </text:list-item>
            <text:list-item>
              <text:p text:style-name="P173">Node failures are fatal, data has to be repopulated</text:p>
            </text:list-item>
            <text:list-item>
              <text:p text:style-name="P174">lost of wasted resources(means it cost more)</text:p>
            </text:list-item>
          </text:list>
        </text:list-item>
      </text:list>
      <text:p text:style-name="P50"/>
      <text:p text:style-name="P96">More on DynamoDB Transactions</text:p>
      <text:list xml:id="list1554112379" text:style-name="L25">
        <text:list-item>
          <text:p text:style-name="P175">ACID Transactions(atomic,consistent,isolated,durable)</text:p>
        </text:list-item>
        <text:list-item>
          <text:p text:style-name="P176">durable – written in the <text:span text:style-name="T55">DB for good</text:span></text:p>
          <text:list>
            <text:list-item>
              <text:p text:style-name="P175">read/write multiple items across multiple tables as an all or nothing opertaion</text:p>
            </text:list-item>
            <text:list-item>
              <text:p text:style-name="P175">check for prerequ before writing to table </text:p>
            </text:list-item>
          </text:list>
        </text:list-item>
        <text:list-item>
          <text:p text:style-name="P175"/>
        </text:list-item>
      </text:list>
      <text:p text:style-name="P46"><text:soft-page-break/><text:span text:style-name="T19">More on DynamoDB TTL</text:span> </text:p>
      <text:list xml:id="list3693143943" text:style-name="L26">
        <text:list-item>
          <text:p text:style-name="P177">Great for removing irrelevant data like session data, event logs, temp data </text:p>
        </text:list-item>
        <text:list-item>
          <text:p text:style-name="P177">reduces costs by removing cache and data no longer needed</text:p>
        </text:list-item>
        <text:list-item>
          <text:p text:style-name="P178">data will removed after the ttl (<text:span text:style-name="T19">expressed in epoch time) </text:span>is equal to or greater than epoch time</text:p>
        </text:list-item>
        <text:list-item>
          <text:p text:style-name="P179">Can modify these in the table, select item under action</text:p>
          <text:p text:style-name="P180"/>
        </text:list-item>
      </text:list>
      <text:p text:style-name="P97">More on DynamoDB Streams</text:p>
      <text:list xml:id="list483290594" text:style-name="L27">
        <text:list-item>
          <text:p text:style-name="P181">time ordered sequence o<text:span text:style-name="T56">F</text:span> item level modifications, insert, delete, update </text:p>
        </text:list-item>
        <text:list-item>
          <text:p text:style-name="P181">logs encrypted and stored for 1 day </text:p>
        </text:list-item>
        <text:list-item>
          <text:p text:style-name="P181">accessed using a dedicated endpoint </text:p>
        </text:list-item>
        <text:list-item>
          <text:p text:style-name="P181">primary key is recorded </text:p>
        </text:list-item>
        <text:list-item>
          <text:p text:style-name="P181">before/after iamges can be captured</text:p>
        </text:list-item>
        <text:list-item>
          <text:p text:style-name="P181">USEFUL FOR SERVERLESS ARCHITECTURES</text:p>
        </text:list-item>
        <text:list-item>
          <text:p text:style-name="P248">A DynamoDB stream is an<text:span text:style-name="T19"> ordered flow of information about changes to items</text:span> in an Amazon DynamoDB table.</text:p>
        </text:list-item>
        <text:list-item>
          <text:p text:style-name="P249">Events are recored in near real-time </text:p>
        </text:list-item>
        <text:list-item>
          <text:p text:style-name="P250">event source for lambda, can trigger lambda basically!</text:p>
        </text:list-item>
        <text:list-item>
          <text:p text:style-name="P248">ex. payments entry enters SQS, SNS triggers lambda, which triggers dynamoDB streams endpoint, to store transaction into DYnamoDB</text:p>
        </text:list-item>
      </text:list>
      <text:p text:style-name="Standard"/>
      <text:p text:style-name="P97"/>
      <text:p text:style-name="P97">Provisioned throughput exceeded and exponential backoff </text:p>
      <text:p text:style-name="P98">ERROR – PROVISIONEDHTHROUGHPUTEXCEEDEDERROR</text:p>
      <text:p text:style-name="P98">What to do?</text:p>
      <text:list xml:id="list1858674347" text:style-name="L28">
        <text:list-item>
          <text:p text:style-name="P182">if request rate is too high for read/write capacity unit, manually reduce request frequency</text:p>
        </text:list-item>
        <text:list-item>
          <text:p text:style-name="P182">use <text:span text:style-name="T19">exponential backoff –</text:span> <text:span text:style-name="T57">all aws sdks use exponential baackoff, app will wait longer before retrying again. First 50 ms, then 100 ms, then 200 ms, </text:span></text:p>
        </text:list-item>
        <text:list-item>
          <text:p text:style-name="P207">EXPONTIAL BACKOFF APPLIES TO MANY AWS SERVICES (s3, CLOUDFORMATION, e.g.) </text:p>
        </text:list-item>
      </text:list>
      <text:p text:style-name="P48"/>
      <text:p text:style-name="P99">BatchGetItem – API call to fetch multiple items from DynamoDB</text:p>
      <text:p text:style-name="P183">DynamoDB query uses primary partition key to search for the items</text:p>
      <text:p text:style-name="P4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108">Notes on KMS and Encryption</text:p>
      <text:p text:style-name="P29">KMS makes it easy to create and control the encryption keys </text:p>
      <text:p text:style-name="P79">KMS keys are regional!</text:p>
      <text:p text:style-name="Standard"><text:span text:style-name="T19">CloudHSM</text:span> – dedicated hardware, cloud-based hardware security module</text:p>
      <text:p text:style-name="Standard"/>
      <text:p text:style-name="P100">More on KMS API Calls</text:p>
      <text:p text:style-name="P4">Commands for CLI commands to KMS API</text:p>
      <text:p text:style-name="P110">aws kms encrypt --key-id 6f393361-777e-4ee0-b47f-17d475c47949 --plaintext <text:span text:style-name="T38">fileb://</text:span>hi.txt --output text --query CiphertextBlob | base64 --decode &gt; <text:span text:style-name="T38">encrypted.txt</text:span></text:p>
      <text:p text:style-name="P102"/>
      <text:p text:style-name="P102">aws kms decrypt --ciphertext-blob <text:span text:style-name="T38">fileb://encrypted.txt</text:span> --output text --query Plaintext | base64 --decode &gt; decrypted.txt</text:p>
      <text:p text:style-name="P102"/>
      <text:p text:style-name="P102">aws kms re-encrypt --destination-key-id <text:s/>6f393361-777e-4ee0-b47f-17d475c47949 <text:s/>--ciphertext-blob <text:span text:style-name="T38">fileb://</text:span>encrypted.txt | base64 &gt; newencrypted.txt</text:p>
      <text:p text:style-name="P102"/>
      <text:p text:style-name="P4">aws kms enable-key-rotation --key-id <text:s text:c="2"/>6f393361-777e-4ee0-b47f-17d475c47949 </text:p>
      <text:p text:style-name="Standard"/>
      <text:p text:style-name="P101">More on KMS Envelope encryption</text:p>
      <text:p text:style-name="P101">Envelope encryption – <text:span text:style-name="T1">key used to unencrypt your data</text:span></text:p>
      <text:p text:style-name="P246">Take your master key to encrypt envelope key, and envelope key is used to encrypt data </text:p>
      <text:p text:style-name="P247">With decryption, we have our envelope key, we take master key to decrypt envelope key which gives us our plain text data key and use it to decrypt our data.</text:p>
      <text:p text:style-name="Standard"/>
      <text:p text:style-name="P30"/>
      <text:p text:style-name="P251">More notes on other AWS Services</text:p>
      <text:p text:style-name="P184"/>
      <text:p text:style-name="P208">More notes on SQS</text:p>
      <text:list xml:id="list2605550248" text:style-name="L29">
        <text:list-item>
          <text:p text:style-name="P186">web service message queue service that can be used to store messages until a computer can process them </text:p>
        </text:list-item>
        <text:list-item>
          <text:p text:style-name="P187">distributed queue system </text:p>
        </text:list-item>
        <text:list-item>
          <text:p text:style-name="P209">short polling – <text:span text:style-name="T1">keep polling the queue for more work</text:span></text:p>
        </text:list-item>
        <text:list-item>
          <text:p text:style-name="P209">long polling – <text:span text:style-name="T1">respond when messages are finally in the queue</text:span></text:p>
        </text:list-item>
        <text:list-item>
          <text:p text:style-name="P210">useful for decoupling components and easing message management between these components</text:p>
        </text:list-item>
        <text:list-item>
          <text:p text:style-name="P211">standard – <text:span text:style-name="T1">standard queues are delivered at least once , </text:span><text:span text:style-name="T15">no ordering</text:span></text:p>
          <text:list>
            <text:list-item>
              <text:p text:style-name="P212">you need to provide another application to help with ordering </text:p>
            </text:list-item>
          </text:list>
        </text:list-item>
        <text:list-item>
          <text:p text:style-name="P211">FIFO – <text:span text:style-name="T1">first in, first processed, </text:span><text:span text:style-name="T16">liit to 300 transactions per secondary</text:span></text:p>
        </text:list-item>
        <text:list-item>
          <text:p text:style-name="P213">messages are 256kb in size </text:p>
        </text:list-item>
        <text:list-item>
          <text:p text:style-name="P214"><text:span text:style-name="T1">kept from 1 min to 14 days in the queue</text:span></text:p>
        </text:list-item>
        <text:list-item>
          <text:p text:style-name="P214"><text:span text:style-name="T1">default retention period is 4 days </text:span></text:p>
        </text:list-item>
        <text:list-item>
          <text:p text:style-name="P215">SQS visibility timeout –<text:span text:style-name="T1"> </text:span><text:span text:style-name="T17">time <text:s/>amessage is invisible in the sqs queue after a reader picks it up,</text:span></text:p>
          <text:list>
            <text:list-item>
              <text:p text:style-name="P216"><text:span text:style-name="T1">message is deleted after processed</text:span></text:p>
            </text:list-item>
            <text:list-item>
              <text:p text:style-name="P216"><text:soft-page-break/><text:span text:style-name="T1">message becomes visible if no computer processes it </text:span></text:p>
            </text:list-item>
            <text:list-item>
              <text:p text:style-name="P218">timeout can range from 30 seconds to 12 hrs </text:p>
            </text:list-item>
          </text:list>
        </text:list-item>
      </text:list>
      <text:p text:style-name="P217"><text:span text:style-name="T1"/></text:p>
      <text:p text:style-name="P219">More on SNS </text:p>
      <text:p text:style-name="P188">amazon’s managed notification service </text:p>
      <text:list xml:id="list2861060076" text:style-name="L30">
        <text:list-item>
          <text:p text:style-name="P189">flexible, scalable, cost-efficient </text:p>
        </text:list-item>
        <text:list-item>
          <text:p text:style-name="P190">push notifications to numerous devices</text:p>
        </text:list-item>
        <text:list-item>
          <text:p text:style-name="P220">make a topic –<text:span text:style-name="T1"> </text:span><text:span text:style-name="T58">access point where devices subscribe, </text:span><text:span text:style-name="T1">group of devices to receive these messages </text:span></text:p>
        </text:list-item>
        <text:list-item>
          <text:p text:style-name="P221">all messages are stored redundantly across multiple AZ’s</text:p>
        </text:list-item>
        <text:list-item>
          <text:p text:style-name="P222"><text:span text:style-name="T1">push-based deliver</text:span></text:p>
        </text:list-item>
        <text:list-item>
          <text:p text:style-name="P223"><text:span text:style-name="T1">payasyougo</text:span></text:p>
          <text:list>
            <text:list-item>
              <text:p text:style-name="P223"><text:span text:style-name="T1">.</text:span><text:span text:style-name="T18">50 per 1 million requests </text:span></text:p>
            </text:list-item>
            <text:list-item>
              <text:p text:style-name="P223"><text:span text:style-name="T18">.06 per 100000 per http requests </text:span></text:p>
            </text:list-item>
            <text:list-item>
              <text:p text:style-name="P223"><text:span text:style-name="T18">.75 per 100 notifications over SMS</text:span></text:p>
            </text:list-item>
            <text:list-item>
              <text:p text:style-name="P225"><text:span text:style-name="T18">2.</text:span><text:span text:style-name="T1">00 per 100000 notifications over email</text:span></text:p>
            </text:list-item>
          </text:list>
        </text:list-item>
      </text:list>
      <text:p text:style-name="P224"><text:span text:style-name="T1"/></text:p>
      <text:p text:style-name="P226">SES vs SNS</text:p>
      <text:p text:style-name="P226">SES<text:span text:style-name="T1"> – simple email service </text:span></text:p>
      <text:p text:style-name="P226"><text:span text:style-name="T1">scalable email service to help with marketing services (think mailchimp for AWS) </text:span></text:p>
      <text:list xml:id="list1785934074" text:style-name="L31">
        <text:list-item>
          <text:p text:style-name="P227"><text:span text:style-name="T1">automated emails </text:span></text:p>
        </text:list-item>
        <text:list-item>
          <text:p text:style-name="P227"><text:span text:style-name="T1">purchase confirmations</text:span></text:p>
        </text:list-item>
        <text:list-item>
          <text:p text:style-name="P227"><text:span text:style-name="T1">shipping notifications</text:span></text:p>
        </text:list-item>
        <text:list-item>
          <text:p text:style-name="P227"><text:span text:style-name="T1">order status updates </text:span></text:p>
        </text:list-item>
        <text:list-item>
          <text:p text:style-name="P227"><text:span text:style-name="T1">online retail business that needs customers about sales promotions and discounts </text:span></text:p>
        </text:list-item>
      </text:list>
      <text:p text:style-name="P228"><text:span text:style-name="T1"/></text:p>
      <text:p text:style-name="P229">More on Elastic Beanstalk 101</text:p>
      <text:p text:style-name="P230">service for scaling web applications in many languages</text:p>
      <text:p text:style-name="P230">Developers focus on writing code. Elastic beanstalk handles the rest </text:p>
      <text:list xml:id="list900216026" text:style-name="L32">
        <text:list-item>
          <text:p text:style-name="P231"><text:span text:style-name="T1">you upload the code</text:span></text:p>
        </text:list-item>
        <text:list-item>
          <text:p text:style-name="P231"><text:span text:style-name="T1">it configures the environment </text:span></text:p>
        </text:list-item>
        <text:list-item>
          <text:p text:style-name="P232"><text:span text:style-name="T1">elastic beanstalk is using zip folder while cloudformation are templates in JSON </text:span></text:p>
        </text:list-item>
        <text:list-item>
          <text:p text:style-name="P233"><text:span text:style-name="T1">you have full admin control over the resources </text:span></text:p>
        </text:list-item>
        <text:list-item>
          <text:p text:style-name="P233"><text:span text:style-name="T1">all updates are applied by elastic beanstalk (such as updates for dependencies) </text:span></text:p>
        </text:list-item>
        <text:list-item>
          <text:p text:style-name="P233"><text:span text:style-name="T1">integrates with cloudwatch and x-ray</text:span></text:p>
        </text:list-item>
        <text:list-item>
          <text:p text:style-name="P234"><text:span text:style-name="T1">updates, monitoring, metrics, and health-checks all included</text:span></text:p>
        </text:list-item>
      </text:list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5"/>
      <text:p text:style-name="P184"/>
      <text:p text:style-name="P184"/>
      <text:p text:style-name="P184"/>
      <text:p text:style-name="P184"/>
      <text:p text:style-name="P184"><text:soft-page-break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13:47:25.484533273</dc:date>
    <meta:editing-duration>PT15H39M10S</meta:editing-duration>
    <meta:editing-cycles>246</meta:editing-cycles>
    <meta:generator>LibreOffice/6.0.7.3$Linux_X86_64 LibreOffice_project/00m0$Build-3</meta:generator>
    <meta:document-statistic meta:table-count="0" meta:image-count="1" meta:object-count="0" meta:page-count="12" meta:paragraph-count="378" meta:word-count="3008" meta:character-count="17841" meta:non-whitespace-character-count="15230"/>
  </office:meta>
</office:document-meta>
</file>